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1503" officeooo:paragraph-rsid="0013150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31503" officeooo:paragraph-rsid="0013150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31503" officeooo:paragraph-rsid="001438c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31503" officeooo:paragraph-rsid="00158b7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1503" officeooo:paragraph-rsid="001686e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1503" officeooo:paragraph-rsid="0013150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1503" officeooo:paragraph-rsid="001438cd" style:font-size-asian="12pt" style:font-weight-asian="normal" style:font-size-complex="12pt" style:font-weight-complex="normal"/>
    </style:style>
    <style:style style:name="P8" style:family="paragraph" style:parent-style-name="Heading_20_1">
      <style:paragraph-properties fo:text-align="start" style:justify-single-word="false"/>
      <style:text-properties fo:font-size="12pt" fo:font-weight="bold" officeooo:rsid="00131503" officeooo:paragraph-rsid="00131503" style:font-size-asian="12pt" style:font-weight-asian="bold" style:font-size-complex="12pt" style:font-weight-complex="bold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31503" style:font-size-asian="12pt" style:font-weight-asian="normal" style:font-size-complex="12pt" style:font-weight-complex="normal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00645f" style:font-name="myFontBold" fo:font-size="12pt" fo:letter-spacing="normal" fo:font-style="normal" fo:font-weight="bold" officeooo:rsid="00131503" officeooo:paragraph-rsid="001438cd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645f" style:font-name="myFontBold" fo:letter-spacing="normal" fo:font-style="normal"/>
    </style:style>
    <style:style style:name="T3" style:family="text">
      <style:text-properties officeooo:rsid="001438cd"/>
    </style:style>
    <style:style style:name="T4" style:family="text">
      <style:text-properties officeooo:rsid="00158b7a"/>
    </style:style>
    <style:style style:name="T5" style:family="text">
      <style:text-properties officeooo:rsid="00168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</text:p>
      <text:h text:style-name="P8" text:outline-level="1"><text:span text:style-name="T2">Image Naming and Tagging</text:span></text:h>
      <text:p text:style-name="P2">Downloading Docker Image:<text:span text:style-name="T1">docker image pull alpine:latest</text:span></text:p>
      <text:p text:style-name="P6"><text:tab/><text:tab/><text:tab/>docker image pull username/hello world:latest &lt;from unofficial accounts&gt;</text:p>
      <text:h text:style-name="P9" text:outline-level="1">Image Listing</text:h>
      <text:p text:style-name="P3">For checking Images in your system: <text:span text:style-name="T1">Docker image ls</text:span></text:p>
      <text:p text:style-name="P7">REPOSITORY <text:s text:c="2"/>TAG <text:s text:c="6"/>IMAGE ID <text:s text:c="6"/>CREATED <text:s text:c="6"/>SIZE</text:p>
      <text:p text:style-name="P7">alpine <text:s text:c="6"/><text:tab/> <text:s text:c="2"/>latest <text:s text:c="6"/>d7d3d98c851f <text:s text:c="2"/>2 weeks ago <text:s text:c="3"/>5.53MB</text:p>
      <text:p text:style-name="P4">For checking Images in your system: <text:span text:style-name="T1">Docker images</text:span></text:p>
      <text:p text:style-name="P7">REPOSITORY <text:s text:c="2"/>TAG <text:s text:c="6"/>IMAGE ID <text:s text:c="6"/>CREATED <text:s text:c="6"/>SIZE</text:p>
      <text:p text:style-name="P7">alpine <text:s text:c="6"/><text:tab/> <text:s text:c="3"/>latest <text:s text:c="3"/>d7d3d98c851f <text:s text:c="2"/>2 weeks ago <text:s text:c="2"/>5.53MB</text:p>
      <text:h text:style-name="P10" text:outline-level="1">Removing Image</text:h>
      <text:p text:style-name="P5">For deleting image: <text:span text:style-name="T1">Docker image rm alpine:la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yFontBold" svg:font-family="myFont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3T00:42:28.178677100</meta:creation-date>
    <dc:date>2022-08-03T01:04:16.944698356</dc:date>
    <meta:editing-duration>PT21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3" meta:character-count="578" meta:non-whitespace-character-count="436"/>
  </office:meta>
</office:document-meta>
</file>